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Tuned Values</text:p>
          </table:table-cell>
          <table:table-cell table:number-columns-repeated="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Damage</text:p>
          </table:table-cell>
          <table:table-cell office:value-type="string">
            <text:p>Range</text:p>
          </table:table-cell>
          <table:table-cell office:value-type="string">
            <text:p>Reload</text:p>
          </table:table-cell>
          <table:table-cell office:value-type="string">
            <text:p>Cost</text:p>
          </table:table-cell>
          <table:table-cell>
            <draw:frame table:end-cell-address="Sheet1.O41" table:end-x="0.3567in" table:end-y="0.1469in" draw:z-index="0" draw:style-name="gr1" svg:width="7.7236in" svg:height="6.5295in" svg:x="0.6339in" svg:y="0.1465in">
              <draw:object draw:notify-on-update-of-ranges="Sheet1.A2:Sheet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hrub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rashcan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oulder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andbox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ago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Original</text:p>
          </table:table-cell>
          <table:table-cell table:number-columns-repeated="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Cost</text:p>
          </table:table-cell>
          <table:table-cell office:value-type="string">
            <text:p>Range</text:p>
          </table:table-cell>
          <table:table-cell office:value-type="string">
            <text:p>Damage</text:p>
          </table:table-cell>
          <table:table-cell office:value-type="string">
            <text:p>Reload</text:p>
          </table:table-cell>
          <table:table-cell/>
        </table:table-row>
        <table:table-row table:style-name="ro1">
          <table:table-cell office:value-type="string">
            <text:p>Sandbox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oulder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Wag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hrub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ashcan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9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10/08/2007</text:date>, <text:time>15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Zubek</meta:initial-creator>
    <meta:creation-date>2007-10-08T14:20:34</meta:creation-date>
    <dc:creator>Robert Zubek</dc:creator>
    <dc:date>2007-10-08T15:15:15</dc:date>
    <dc:language>en-US</dc:language>
    <meta:editing-cycles>2</meta:editing-cycles>
    <meta:editing-duration>PT54M42S</meta:editing-duration>
    <meta:user-defined meta:name="Info 1"/>
    <meta:user-defined meta:name="Info 2"/>
    <meta:user-defined meta:name="Info 3"/>
    <meta:user-defined meta:name="Info 4"/>
    <meta:document-statistic meta:table-count="3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="solid" draw:fill-color="#ffffff" draw:opacity="100%" draw:fill-image-width="0cm" draw:fill-image-height="0cm"/>
    </style:style>
    <style:style style:name="ch2" style:family="chart">
      <style:graphic-properties draw:fill="solid" draw:fill-color="#d9d9d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7" chart:origin="0" chart:interval-major="1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6pt" style:font-family-asian="'DejaVu Sans'" style:font-family-generic-asian="system" style:font-pitch-asian="variable" style:font-size-asian="16pt" style:font-family-complex="'DejaVu Sans'" style:font-family-generic-complex="system" style:font-pitch-complex="variable" style:font-size-complex="16pt"/>
    </style:style>
    <style:style style:name="ch5" style:family="chart">
      <style:graphic-properties svg:stroke-width="0.102cm" svg:stroke-color="#ff6f00" draw:marker-start-width="0.356cm" draw:marker-end-width="0.356cm" draw:fill-color="#ff6f0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6" style:family="chart">
      <style:graphic-properties svg:stroke-width="0.102cm" svg:stroke-color="#800080" draw:marker-start-width="0.356cm" draw:marker-end-width="0.356cm" draw:fill-color="#80008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7" style:family="chart">
      <style:graphic-properties svg:stroke-width="0.102cm" svg:stroke-color="#666666" draw:marker-start-width="0.356cm" draw:marker-end-width="0.356cm" draw:fill-color="#666666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8" style:family="chart">
      <style:graphic-properties svg:stroke-width="0.102cm" svg:stroke-color="#6b4794" draw:marker-start-width="0.356cm" draw:marker-end-width="0.356cm" draw:fill-color="#6b4794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9" style:family="chart">
      <style:graphic-properties svg:stroke-width="0.102cm" svg:stroke-color="#280099" draw:marker-start-width="0.356cm" draw:marker-end-width="0.356cm" draw:fill-color="#28009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0" style:family="chart">
      <style:graphic-properties svg:stroke-width="0.102cm" svg:stroke-color="#7da647" draw:marker-start-width="0.356cm" draw:marker-end-width="0.356cm" draw:fill-color="#7da647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1" style:family="chart">
      <style:graphic-properties draw:stroke="solid" svg:stroke-width="0.102cm" svg:stroke-color="#e6e64c" draw:marker-start-width="0.508cm" draw:marker-end-width="0.508cm" draw:fill-color="#e6e64c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9.619cm" svg:height="16.586cm" chart:class="chart:radar" chart:style-name="ch1">
        <chart:legend chart:legend-position="end" svg:x="15.979cm" svg:y="10.552cm" chart:style-name="ch2"/>
        <chart:plot-area chart:style-name="ch3" table:cell-range-address="Sheet1.$A$2:.$E$9" chart:data-source-has-labels="both" chart:table-number-list="0" svg:x="1.638cm" svg:y="0.508cm" svg:width="14.804cm" svg:height="15.637cm">
          <chart:axis chart:dimension="y" chart:name="primary-y" chart:style-name="ch4">
            <chart:grid chart:class="major"/>
          </chart:axis>
          <chart:series chart:style-name="ch5">
            <chart:data-point chart:repeated="4"/>
          </chart:series>
          <chart:series chart:style-name="ch6">
            <chart:data-point chart:repeated="4"/>
          </chart:series>
          <chart:series chart:style-name="ch7">
            <chart:data-point chart:repeated="4"/>
          </chart:series>
          <chart:series chart:style-name="ch8">
            <chart:data-point chart:repeated="4"/>
          </chart:series>
          <chart:series chart:style-name="ch9">
            <chart:data-point chart:repeated="4"/>
          </chart:series>
          <chart:series chart:style-name="ch10">
            <chart:data-point chart:repeated="4"/>
          </chart:series>
          <chart:series chart:style-name="ch11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mage</text:p>
              </table:table-cell>
              <table:table-cell office:value-type="string">
                <text:p>Range</text:p>
              </table:table-cell>
              <table:table-cell office:value-type="string">
                <text:p>Reload</text:p>
              </table:table-cell>
              <table:table-cell office:value-type="string">
                <text:p>Cost</text:p>
              </table:table-cell>
            </table:table-row>
          </table:table-header-rows>
          <table:table-rows>
            <table:table-row>
              <table:table-cell office:value-type="string">
                <text:p>Shrub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shcan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oulder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ndbox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ago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